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58466" draw:fill-color="#15846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812cm" fo:min-width="2.562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964cm" fo:min-width="1.71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4.226cm" fo:min-width="3.976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marker-end="Arrow" draw:marker-end-width="0.15cm" draw:fill="solid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svg:stroke-color="#ff4000" draw:fill-color="#ff4000" draw:textarea-horizontal-align="justify" draw:textarea-vertical-align="middle" draw:auto-grow-height="false" fo:min-height="0.1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1584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Georgia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4cm" svg:height="0.4cm" svg:x="13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3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3.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3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3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3.8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0.4cm" svg:x="14.2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2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3.8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3.4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4.4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2cm" svg:height="3.2cm" svg:x="12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3.4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4cm" svg:height="6.4cm" svg:x="10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4cm" svg:y1="6cm" svg:x2="13.4cm" svg:y2="4.6cm">
          <text:p/>
        </draw:line>
        <draw:line draw:style-name="gr7" draw:text-style-name="P4" draw:layer="layout" svg:x1="14cm" svg:y1="6.001cm" svg:x2="12.2cm" svg:y2="4.8cm">
          <text:p/>
        </draw:line>
        <draw:line draw:style-name="gr7" draw:text-style-name="P4" draw:layer="layout" svg:x1="14cm" svg:y1="6.002cm" svg:x2="10.8cm" svg:y2="6cm">
          <text:p/>
        </draw:line>
        <draw:frame draw:style-name="gr8" draw:text-style-name="P2" draw:layer="layout" svg:width="0.834cm" svg:height="0.53cm" svg:x="12.8cm" svg:y="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0.889cm" svg:height="0.53cm" svg:x="11.311cm" svg:y="4.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2" draw:layer="layout" svg:width="0.741cm" svg:height="0.53cm" svg:x="10.059cm" svg:y="5.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9" draw:text-style-name="P5" draw:layer="layout" svg:width="0.4cm" svg:height="0.4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2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4cm" svg:x="10.2cm" svg:y="0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cm" svg:height="0.4cm" svg:x="10.2cm" svg:y="2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2cm" svg:height="0.8cm" svg:x="10.6cm" svg:y="0.6cm">
          <draw:text-box>
            <text:p><text:span text:style-name="T1">- Seed particle</text:span></text:p>
          </draw:text-box>
        </draw:frame>
        <draw:frame draw:style-name="gr10" draw:text-style-name="P6" draw:layer="layout" svg:width="3.8cm" svg:height="0.8cm" svg:x="10.6cm" svg:y="1.4cm">
          <draw:text-box>
            <text:p><text:span text:style-name="T1">- Cluster particle</text:span></text:p>
          </draw:text-box>
        </draw:frame>
        <draw:frame draw:style-name="gr10" draw:text-style-name="P6" draw:layer="layout" svg:width="3.8cm" svg:height="0.8cm" svg:x="10.6cm" svg:y="2.2cm">
          <draw:text-box>
            <text:p><text:span text:style-name="T1">- Active particle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1:10:00.965598559</meta:creation-date>
    <dc:date>2022-03-21T11:29:18.880208863</dc:date>
    <meta:editing-duration>PT6M54S</meta:editing-duration>
    <meta:editing-cycles>2</meta:editing-cycles>
    <meta:generator>LibreOffice/6.4.7.2$Linux_X86_64 LibreOffice_project/40$Build-2</meta:generator>
    <meta:document-statistic meta:object-count="52"/>
  </office:meta>
</office:document-meta>
</file>

<file path=Object 1/content.xml><?xml version="1.0" encoding="utf-8"?>
<math xmlns="http://www.w3.org/1998/Math/MathML" display="block">
  <semantics>
    <msub>
      <mi>r</mi>
      <mi mathvariant="italic">max</mi>
    </msub>
    <annotation encoding="StarMath 5.0">r_{max}</annotation>
  </semantics>
</math>
</file>

<file path=Object 2/content.xml><?xml version="1.0" encoding="utf-8"?>
<math xmlns="http://www.w3.org/1998/Math/MathML" display="block">
  <semantics>
    <msub>
      <mi>r</mi>
      <mi mathvariant="italic">start</mi>
    </msub>
    <annotation encoding="StarMath 5.0">r_{start}</annotation>
  </semantics>
</math>
</file>

<file path=Object 3/content.xml><?xml version="1.0" encoding="utf-8"?>
<math xmlns="http://www.w3.org/1998/Math/MathML" display="block">
  <semantics>
    <msub>
      <mi>r</mi>
      <mi mathvariant="italic">kill</mi>
    </msub>
    <annotation encoding="StarMath 5.0">r_{kill}</annotation>
  </semantics>
</math>
</file>